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/>
          <table:table-cell table:style-name="ce2" office:value-type="date" office:date-value="2014-03-18" calcext:value-type="date">
            <text:p>2014-03-18</text:p>
          </table:table-cell>
          <table:table-cell table:style-name="ce2" office:value-type="date" office:date-value="2014-03-19" calcext:value-type="date">
            <text:p>2014-03-19</text:p>
          </table:table-cell>
          <table:table-cell table:style-name="ce2" office:value-type="date" office:date-value="2014-03-20" calcext:value-type="date">
            <text:p>2014-03-20</text:p>
          </table:table-cell>
        </table:table-row>
        <table:table-row table:style-name="ro1">
          <table:table-cell office:value-type="float" office:value="9161138" calcext:value-type="float">
            <text:p>9161138</text:p>
          </table:table-cell>
          <table:table-cell office:value-type="string" calcext:value-type="string">
            <text:p>BOHORQUEZ MEDINA MANUEL ALEJANDRO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9161139" calcext:value-type="float">
            <text:p>9161139</text:p>
          </table:table-cell>
          <table:table-cell office:value-type="string" calcext:value-type="string">
            <text:p>BRAVO GOMEZ GERARD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CARREÑO ARELLANES JOR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44" calcext:value-type="float">
            <text:p>9161144</text:p>
          </table:table-cell>
          <table:table-cell office:value-type="string" calcext:value-type="string">
            <text:p>CARREÑO HERRERA GUADALUPE SOLEDA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47" calcext:value-type="float">
            <text:p>9161147</text:p>
          </table:table-cell>
          <table:table-cell office:value-type="string" calcext:value-type="string">
            <text:p>CASTELLANOS MARTINEZ ALDO JES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52" calcext:value-type="float">
            <text:p>9161152</text:p>
          </table:table-cell>
          <table:table-cell office:value-type="string" calcext:value-type="string">
            <text:p>CIH MARTINEZ JUAN MANUE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69" calcext:value-type="float">
            <text:p>9161169</text:p>
          </table:table-cell>
          <table:table-cell office:value-type="string" calcext:value-type="string">
            <text:p>FRANCISCO MARTINEZ WAL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70" calcext:value-type="float">
            <text:p>9161170</text:p>
          </table:table-cell>
          <table:table-cell office:value-type="string" calcext:value-type="string">
            <text:p>GAMBOA FERNANDEZ KEVIN JAE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61763" calcext:value-type="float">
            <text:p>10161763</text:p>
          </table:table-cell>
          <table:table-cell office:value-type="string" calcext:value-type="string">
            <text:p>GARCIA ROJAS JOVANN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60827" calcext:value-type="float">
            <text:p>10160827</text:p>
          </table:table-cell>
          <table:table-cell office:value-type="string" calcext:value-type="string">
            <text:p>GARCÌA GARCÌA GILBERT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181" calcext:value-type="float">
            <text:p>9161181</text:p>
          </table:table-cell>
          <table:table-cell office:value-type="string" calcext:value-type="string">
            <text:p>GAVIÑO GOMEZ DANIEL HUMBERT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29" calcext:value-type="float">
            <text:p>9161229</text:p>
          </table:table-cell>
          <table:table-cell office:value-type="string" calcext:value-type="string">
            <text:p>MARTINEZ SANCHEZ VALENTI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ORALES PACHECO HECTOR GREGORI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49" calcext:value-type="float">
            <text:p>9161249</text:p>
          </table:table-cell>
          <table:table-cell office:value-type="string" calcext:value-type="string">
            <text:p>OLIVERA GARCIA DIE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68" calcext:value-type="float">
            <text:p>9161268</text:p>
          </table:table-cell>
          <table:table-cell office:value-type="string" calcext:value-type="string">
            <text:p>RAMOS PANTALEON WILLIAM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2" calcext:value-type="float">
            <text:p>9161292</text:p>
          </table:table-cell>
          <table:table-cell office:value-type="string" calcext:value-type="string">
            <text:p>SANTAELLA GARCIA ARTUR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309" calcext:value-type="float">
            <text:p>9161309</text:p>
          </table:table-cell>
          <table:table-cell office:value-type="string" calcext:value-type="string">
            <text:p>VELASCO HERNANDEZ SA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311" calcext:value-type="float">
            <text:p>9161311</text:p>
          </table:table-cell>
          <table:table-cell office:value-type="string" calcext:value-type="string">
            <text:p>VICENCIO BOLAÑOS FELIPE DE JES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161313" calcext:value-type="float">
            <text:p>9161313</text:p>
          </table:table-cell>
          <table:table-cell office:value-type="string" calcext:value-type="string">
            <text:p>ZARATE CASTRO YARID GIOVANN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</table:table-row>
      </table:table>
      <table:named-expressions>
        <table:named-range table:name="HTML_1" table:base-cell-address="$Hoja1.$A$1" table:cell-range-address=".$A$1:.$C$29"/>
        <table:named-range table:name="HTML_all" table:base-cell-address="$Hoja1.$A$1" table:cell-range-address=".$A$1:.$C$29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2:09:58.7725363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dbb87467d9d224568a09b07561d0bf594c7de06</meta:generator>
    <dc:date>2014-03-20T10:12:19.378044074</dc:date>
    <meta:editing-duration>PT10H2M50S</meta:editing-duration>
    <meta:editing-cycles>5</meta:editing-cycles>
    <meta:document-statistic meta:table-count="1" meta:cell-count="147" meta:object-count="0"/>
    <meta:user-defined meta:name="ProgId">Excel.Sheet</meta:user-defined>
  </office:meta>
</office:document-meta>
</file>